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center" style:justify-single-word="false"/>
      <style:text-properties fo:font-weight="bold" officeooo:rsid="00074230" officeooo:paragraph-rsid="00074230" style:font-weight-asian="bold" style:font-weight-complex="bold"/>
    </style:style>
    <style:style style:name="P3"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4"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5"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text-properties officeooo:rsid="0008ce11" officeooo:paragraph-rsid="0008ce11"/>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list-style-name="L1">
      <style:text-properties officeooo:rsid="000321d1" officeooo:paragraph-rsid="000321d1"/>
    </style:style>
    <style:style style:name="P12" style:family="paragraph" style:parent-style-name="Standard" style:list-style-name="L1">
      <style:text-properties officeooo:rsid="00024a10" officeooo:paragraph-rsid="0000c8f9"/>
    </style:style>
    <style:style style:name="P13"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4"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5" style:family="paragraph" style:parent-style-name="Standard">
      <style:text-properties officeooo:rsid="000bdce3"/>
    </style:style>
    <style:style style:name="P16" style:family="paragraph" style:parent-style-name="Standard">
      <style:text-properties officeooo:rsid="000d6c6d" officeooo:paragraph-rsid="000d6c6d"/>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T8" style:family="text">
      <style:text-properties officeooo:rsid="0009f9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A<text:span text:style-name="T8">l</text:span>teração 22h10</text:p>
      <text:p text:style-name="P15">555</text:p>
      <text:p text:style-name="P16">19.38</text:p>
      <text:p text:style-name="Standard"/>
      <text:p text:style-name="Standard"/>
      <text:p text:style-name="Standard"/>
      <text:p text:style-name="P1"/>
      <text:p text:style-name="P1"/>
      <text:p text:style-name="P2"/>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3">Apostila produzida durante</text:p>
      <text:p text:style-name="P3">a disciplina de Tópicos em</text:p>
      <text:p text:style-name="P3">Computação, pelas estudantes</text:p>
      <text:p text:style-name="P3">Euzilene, Miriã e Patricia</text:p>
      <text:p text:style-name="P3">do Curso Técnico em </text:p>
      <text:p text:style-name="P3">Informática para Internet</text:p>
      <text:p text:style-name="P5">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6"><text:a xlink:type="simple" xlink:href="#__RefHeading___Toc260_2954528009" text:style-name="Index_20_Link" text:visited-style-name="Index_20_Link">Introdução ao GIT<text:tab/>3</text:a></text:p>
          <text:p text:style-name="P7"><text:a xlink:type="simple" xlink:href="#__RefHeading___Toc148_3857586629" text:style-name="Index_20_Link" text:visited-style-name="Index_20_Link">Exercício de Fixação<text:tab/>4</text:a></text:p>
        </text:index-body>
      </text:table-of-content>
      <text:h text:style-name="P9" text:outline-level="1"><text:bookmark-start text:name="__RefHeading___Toc260_2954528009"/>Introdução <text:span text:style-name="T5">ao GIT</text:span><text:bookmark-end text:name="__RefHeading___Toc260_2954528009"/></text:h>
      <text:p text:style-name="P4">Introdução <text:span text:style-name="T5">ao GIT</text:span><text:span text:style-name="T6">HUB</text:span></text:p>
      <text:p text:style-name="P4"/>
      <text:h text:style-name="P10" text:outline-level="2"><text:bookmark-start text:name="__RefHeading___Toc148_3857586629"/>Exercício de Fixação<text:bookmark-end text:name="__RefHeading___Toc148_3857586629"/></text:h>
      <text:list xml:id="list153433861" text:style-name="L1">
        <text:list-header>
          <text:p text:style-name="P11"/>
        </text:list-header>
        <text:list-item>
          <text:p text:style-name="P12">O que é um sistema de controle de versão?</text:p>
          <text:p text:style-name="P13">Também conhecido como controle de fonte ele gerencia as alterações de um código de software.</text:p>
        </text:list-item>
        <text:list-item>
          <text:p text:style-name="P12">O que é GIT?</text:p>
          <text:p text:style-name="P13">É um projeto de código abesto maduro e com manutenção ativa. </text:p>
          <text:p text:style-name="P13">É o coração do gitthub.</text:p>
        </text:list-item>
        <text:list-item>
          <text:p text:style-name="P12">O que é GITHUB?</text:p>
          <text:p text:style-name="P13">É um serviço baseado em nuvem que hospeda um sistema de controle de versão chamado git, ele permiti que os desenvolvedores colaborem e façam mudanças.</text:p>
        </text:list-item>
        <text:list-item>
          <text:p text:style-name="P12">O que é <text:span text:style-name="T1">merge</text:span>?</text:p>
          <text:p text:style-name="P13">É quando fundimos duas branch pegamos todo o código de uma branch e pedimos ao git para adicionar esse código a outra banch.</text:p>
        </text:list-item>
        <text:list-item>
          <text:p text:style-name="P12">O que é <text:span text:style-name="T2">branch</text:span>?</text:p>
          <text:p text:style-name="P13">É uma ramificação ao git um ponteiro para as alterações feitas nos arquivos do projeto.</text:p>
        </text:list-item>
        <text:list-item>
          <text:p text:style-name="P12"><text:span text:style-name="T3">Qual a diferença de Master Branch e Feature Branch</text:span>?</text:p>
          <text:p text:style-name="P13">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12"><text:span text:style-name="T3">Qua</text:span><text:span text:style-name="T4">is os principais comandos do GIT?</text:span></text:p>
          <text:p text:style-name="P14">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22T19:38:37.582000000</dc:date>
    <meta:editing-duration>PT57M2S</meta:editing-duration>
    <meta:editing-cycles>9</meta:editing-cycles>
    <meta:generator>LibreOffice/7.2.5.2$Windows_X86_64 LibreOffice_project/499f9727c189e6ef3471021d6132d4c694f357e5</meta:generator>
    <meta:document-statistic meta:table-count="0" meta:image-count="2" meta:object-count="0" meta:page-count="4" meta:paragraph-count="32" meta:word-count="264" meta:character-count="1489" meta:non-whitespace-character-count="1262"/>
  </office:meta>
</office:document-meta>
</file>